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854" officeooo:paragraph-rsid="000418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m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3:10:36.300863360</meta:creation-date>
    <dc:date>2018-09-02T23:11:03.723461091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0.3.2$Linux_X86_64 LibreOffice_project/00m0$Build-2</meta:generator>
  </office:meta>
</office:document-meta>
</file>